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officeooo:rsid="00235083" officeooo:paragraph-rsid="00235083" style:font-size-asian="14pt" style:font-size-complex="14pt"/>
    </style:style>
    <style:style style:name="P3" style:family="paragraph" style:parent-style-name="Text_20_body">
      <style:text-properties fo:font-size="14pt" officeooo:rsid="00242c5a" officeooo:paragraph-rsid="00242c5a" style:font-size-asian="14pt" style:font-size-complex="14pt"/>
    </style:style>
    <style:style style:name="P4" style:family="paragraph" style:parent-style-name="Text_20_body">
      <style:text-properties fo:font-size="14pt" officeooo:rsid="00244588" officeooo:paragraph-rsid="00244588" style:font-size-asian="14pt" style:font-size-complex="14pt"/>
    </style:style>
    <style:style style:name="P5" style:family="paragraph" style:parent-style-name="Text_20_body">
      <style:text-properties fo:font-size="14pt" officeooo:rsid="0024e2b3" officeooo:paragraph-rsid="0024e2b3" style:font-size-asian="14pt" style:font-size-complex="14pt"/>
    </style:style>
    <style:style style:name="P6" style:family="paragraph" style:parent-style-name="Text_20_body">
      <style:text-properties fo:font-size="14pt" officeooo:rsid="00262761" officeooo:paragraph-rsid="00262761" style:font-size-asian="14pt" style:font-size-complex="14pt"/>
    </style:style>
    <style:style style:name="P7" style:family="paragraph" style:parent-style-name="Text_20_body">
      <style:text-properties fo:font-size="14pt" officeooo:rsid="00270d49" officeooo:paragraph-rsid="00270d49" style:font-size-asian="14pt" style:font-size-complex="14pt"/>
    </style:style>
    <style:style style:name="P8" style:family="paragraph" style:parent-style-name="Text_20_body">
      <style:text-properties fo:font-size="14pt" fo:font-style="italic" fo:font-weight="bold" officeooo:rsid="00244588" officeooo:paragraph-rsid="00244588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text-properties fo:font-size="14pt" fo:font-style="normal" fo:font-weight="normal" officeooo:rsid="00244588" officeooo:paragraph-rsid="00244588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text-properties fo:color="#000000" style:font-name="DejaVu Sans Mono" fo:font-size="11.3000001907349pt" officeooo:rsid="00270d49" officeooo:paragraph-rsid="00270d49" style:font-size-asian="14pt" style:font-size-complex="14pt"/>
    </style:style>
    <style:style style:name="P11" style:family="paragraph" style:parent-style-name="Text_20_body">
      <style:text-properties fo:color="#000000" style:font-name="DejaVu Sans Mono" fo:font-size="11.3000001907349pt" officeooo:rsid="0027fef2" officeooo:paragraph-rsid="0027fef2" style:font-size-asian="14pt" style:font-size-complex="14pt"/>
    </style:style>
    <style:style style:name="P12" style:family="paragraph" style:parent-style-name="Preformatted_20_Text">
      <style:text-properties fo:color="#000000" style:font-name="DejaVu Sans Mono" fo:font-size="11.3000001907349pt"/>
    </style:style>
    <style:style style:name="P13" style:family="paragraph" style:parent-style-name="Preformatted_20_Text">
      <style:text-properties fo:color="#000000" style:font-name="DejaVu Sans Mono" fo:font-size="11.3000001907349pt" officeooo:rsid="0024e2b3" officeooo:paragraph-rsid="0024e2b3" style:font-size-asian="14pt" style:font-size-complex="14pt"/>
    </style:style>
    <style:style style:name="P14" style:family="paragraph" style:parent-style-name="Preformatted_20_Text">
      <style:paragraph-properties fo:margin-top="0in" fo:margin-bottom="0.1965in" loext:contextual-spacing="false"/>
      <style:text-properties fo:font-size="11.3000001907349pt"/>
    </style:style>
    <style:style style:name="P15" style:family="paragraph" style:parent-style-name="Heading_20_2">
      <style:text-properties officeooo:rsid="00235083"/>
    </style:style>
    <style:style style:name="T1" style:family="text">
      <style:text-properties officeooo:rsid="001732e7"/>
    </style:style>
    <style:style style:name="T2" style:family="text">
      <style:text-properties officeooo:rsid="00235083"/>
    </style:style>
    <style:style style:name="T3" style:family="text">
      <style:text-properties officeooo:rsid="00242c5a"/>
    </style:style>
    <style:style style:name="T4" style:family="text">
      <style:text-properties officeooo:rsid="0024e2b3"/>
    </style:style>
    <style:style style:name="T5" style:family="text">
      <style:text-properties fo:font-style="italic" fo:font-weight="bold" officeooo:rsid="00244588" style:font-style-asian="italic" style:font-weight-asian="bold" style:font-style-complex="italic" style:font-weight-complex="bold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DejaVu Sans Mono" fo:font-weight="bold"/>
    </style:style>
    <style:style style:name="T8" style:family="text">
      <style:text-properties fo:color="#008000" fo:font-weight="bold"/>
    </style:style>
    <style:style style:name="T9" style:family="text">
      <style:text-properties fo:color="#000000" style:font-name="DejaVu Sans Mono"/>
    </style:style>
    <style:style style:name="T10" style:family="text">
      <style:text-properties fo:color="#000000" style:font-name="DejaVu Sans Mono" officeooo:rsid="0024e2b3"/>
    </style:style>
    <style:style style:name="T11" style:family="text">
      <style:text-properties fo:color="#000000" style:font-name="DejaVu Sans Mono" fo:font-size="11.3000001907349pt"/>
    </style:style>
    <style:style style:name="T12" style:family="text">
      <style:text-properties officeooo:rsid="0027fef2"/>
    </style:style>
    <style:style style:name="T13" style:family="text">
      <style:text-properties officeooo:rsid="0028bf5d"/>
    </style:style>
    <style:style style:name="T14" style:family="text">
      <style:text-properties officeooo:rsid="0029d4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<text:span text:style-name="T1">о</text:span>раторная работа <text:span text:style-name="T14">4</text:span>.</text:h>
      <text:h text:style-name="P15" text:outline-level="2">Приложение akka предназначенное для удаленного тестирования JS приложений.</text:h>
      <text:h text:style-name="Heading_20_3" text:outline-level="3"><text:span text:style-name="T2">1</text:span>. Задача</text:h>
      <text:p text:style-name="P2">Требуется разработать приложение использующее технологию akka и <text:span text:style-name="T3">позволяющее</text:span> с <text:span text:style-name="T3">помощью</text:span> http <text:span text:style-name="T3">запроса</text:span> отправить задачу на тестирование указав текст функции на JS и набор тестов.</text:p>
      <text:p text:style-name="P2">Тесты состоят из входных данных функции и ожидаемого результата.</text:p>
      <text:p text:style-name="P3">Также пользователь может отправить запрос на получение результатов работы приложеня</text:p>
      <text:p text:style-name="P3"/>
      <text:p text:style-name="P3">Примеры запросов :</text:p>
      <text:p text:style-name="P4">Запрос на запуск теста </text:p>
      <text:p text:style-name="P4">POST</text:p>
      <text:p text:style-name="P8">{</text:p>
      <text:p text:style-name="P8">"packageId":"11",</text:p>
      <text:p text:style-name="P8">"jsScript":"var divideFn = function(a,b) { return a/b} <text:s/>",</text:p>
      <text:p text:style-name="P8">"functionName":"divideFn",</text:p>
      <text:p text:style-name="P8">"tests": [</text:p>
      <text:p text:style-name="P8"><text:tab/>{"testName":"test1",</text:p>
      <text:p text:style-name="P8"><text:tab/> "expectedResult":"2.0",</text:p>
      <text:p text:style-name="P8"><text:tab/> "params":[2,1]</text:p>
      <text:p text:style-name="P8"><text:tab/>},</text:p>
      <text:p text:style-name="P8"><text:tab/>{"testName":"test2",<text:tab/> </text:p>
      <text:p text:style-name="P8"><text:tab/> "expectedResult":"2.0",</text:p>
      <text:p text:style-name="P8"><text:tab/> "params":[4,2]</text:p>
      <text:p text:style-name="P8"><text:tab/>}</text:p>
      <text:p text:style-name="P8">]</text:p>
      <text:p text:style-name="P8">}</text:p>
      <text:p text:style-name="P8"/>
      <text:p text:style-name="P9">Запрос на получение результатов</text:p>
      <text:p text:style-name="P9">GET http://localhost:8080/&lt;url&gt;?packageId=11</text:p>
      <text:h text:style-name="Heading_20_3" text:outline-level="3"><text:soft-page-break/>3. Под<text:span text:style-name="T4">c</text:span>казки.</text:h>
      <text:p text:style-name="P1">а. <text:span text:style-name="T4">Создаем actor system</text:span></text:p>
      <text:p text:style-name="P5">б. В приложении будем использовать следующие акторы :</text:p>
      <text:p text:style-name="P5">- актор который хранит результаты тестов.</text:p>
      <text:p text:style-name="P5"><text:s text:c="3"/>Обрабатывает следующие сообщения :</text:p>
      <text:p text:style-name="P5"><text:s text:c="3"/>cообщение с результатом одного теста -&gt; кладет его в локальное хранилище.</text:p>
      <text:p text:style-name="P5"><text:s text:c="3"/>Сообщение с запросом результата теста → отвечает сообщением с <text:s text:c="4"/>результатом всех тестов для заданного <text:s/><text:span text:style-name="T5">packageId</text:span></text:p>
      <text:p text:style-name="P5">- актор который исполняет один тест из пакета.</text:p>
      <text:p text:style-name="P5"><text:s text:c="3"/>Для исполнения JS кода можно воспользоваться следующим примером</text:p>
      <text:p text:style-name="P13">ScriptEngine engine = <text:span text:style-name="T6">new </text:span>ScriptEngineManager().getEngineByName(<text:span text:style-name="T8">"nashorn"</text:span>);</text:p>
      <text:p text:style-name="P12">engine.eval(<text:span text:style-name="T4">jscript</text:span>);</text:p>
      <text:p text:style-name="P12">Invocable invocable = (Invocable) engine;</text:p>
      <text:p text:style-name="P14"><text:span text:style-name="T7">return </text:span><text:span text:style-name="T9">invocable.invokeFunction(</text:span><text:span text:style-name="T10">functionName</text:span><text:span text:style-name="T9">, </text:span><text:span text:style-name="T10">params</text:span><text:span text:style-name="T9">).toString();</text:span></text:p>
      <text:p text:style-name="P5">После исполнения теста результат передается актору хранилищу</text:p>
      <text:p text:style-name="P5">- актор роутер</text:p>
      <text:p text:style-name="P5"><text:s text:c="2"/>инициализирует актор хранилище а также пул акторов исполнителей тестов</text:p>
      <text:p text:style-name="P6">в. После инициализации actor system — создаем актор роутер который в свою очередь создает все дочерние акторы</text:p>
      <text:p text:style-name="P7">г. Создаем <text:span text:style-name="T11">ActorMaterializer и инициализируем http систему с помощью high level api</text:span></text:p>
      <text:p text:style-name="P10">д. <text:span text:style-name="T12">Cтроим дерево route и пишем обработчики запросов.</text:span></text:p>
      <text:p text:style-name="P11">е. Когда приходит запрос на запуск теста — запускаем тест и сразу овтечаем константным ответом.</text:p>
      <text:p text:style-name="P11">ё. В случае запроса на получение информции о тесте — используем Putterns.<text:span text:style-name="T13">ask</text:span> и возвращаем Future с ответо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23:21:10.662748455</meta:creation-date>
    <meta:editing-duration>PT1H11M27S</meta:editing-duration>
    <meta:editing-cycles>19</meta:editing-cycles>
    <meta:generator>LibreOffice/6.0.6.2$Linux_X86_64 LibreOffice_project/00m0$Build-2</meta:generator>
    <dc:date>2018-11-02T23:09:33.829138367</dc:date>
    <meta:document-statistic meta:table-count="0" meta:image-count="0" meta:object-count="0" meta:page-count="2" meta:paragraph-count="47" meta:word-count="258" meta:character-count="2056" meta:non-whitespace-character-count="1807"/>
  </office:meta>
</office:document-meta>
</file>